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0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7">
          <table:table-cell table:number-columns-repeated="905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879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64" table:number-columns-repeated="4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 table:number-columns-repeated="4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 table:number-columns-repeated="4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 table:number-columns-repeated="4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 table:number-columns-repeated="4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3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4T15:26:15.436478539</dc:date>
    <meta:editing-duration>P2DT13H24M39S</meta:editing-duration>
    <meta:editing-cycles>448</meta:editing-cycles>
    <meta:generator>LibreOffice/7.3.7.2$Linux_X86_64 LibreOffice_project/30$Build-2</meta:generator>
    <meta:document-statistic meta:table-count="1" meta:cell-count="136" meta:object-count="0"/>
  </office:meta>
</office:document-meta>
</file>